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A000003A48DBAE44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Courier New" fo:font-size="10pt" fo:font-weight="bold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201in" fo:border="0.2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uxogramas</text:p>
      <text:p text:style-name="P1"/>
      <text:p text:style-name="P2">16/06/2012</text:p>
      <text:p text:style-name="P4"/>
      <text:p text:style-name="P2"/>
      <text:p text:style-name="P3">Comunicacao Serial:</text:p>
      <text:p text:style-name="P3"/>
      <text:p text:style-name="P2">Envio:</text:p>
      <text:p text:style-name="P2"/>
      <text:p text:style-name="P2"><draw:frame draw:style-name="fr1" draw:name="graphics1" text:anchor-type="paragraph" svg:width="6.0228in" style:rel-width="90%" svg:height="6.678in" style:rel-height="66%" draw:z-index="0"><draw:image xlink:href="Pictures/100000000000034A000003A48DBAE4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8S</meta:editing-duration>
    <meta:editing-cycles>8</meta:editing-cycles>
    <meta:generator>LibreOffice/3.4$Win32 LibreOffice_project/340m1$Build-502</meta:generator>
    <dc:date>2012-06-16T20:26:59.39</dc:date>
    <meta:document-statistic meta:table-count="0" meta:image-count="1" meta:object-count="0" meta:page-count="1" meta:paragraph-count="4" meta:word-count="5" meta:character-count="46" meta:non-whitespace-character-count="45"/>
    <meta:user-defined meta:name="Info 1"/>
    <meta:user-defined meta:name="Info 2"/>
    <meta:user-defined meta:name="Info 3"/>
    <meta:user-defined meta:name="Info 4"/>
  </office:meta>
</office:document-meta>
</file>